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4pt" fo:language="ru" fo:country="RU" officeooo:rsid="00015c16" officeooo:paragraph-rsid="00015c16" style:font-name-asian="Times New Roman1" style:font-size-asian="14pt" style:language-asian="ru" style:country-asian="RU" style:font-name-complex="Times New Roman1" style:font-size-complex="14pt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4pt" fo:language="ru" fo:country="RU" officeooo:rsid="0002a456" officeooo:paragraph-rsid="0002a456" style:font-name-asian="Times New Roman1" style:font-size-asian="14pt" style:language-asian="ru" style:country-asian="RU" style:font-name-complex="Times New Roman1" style:font-size-complex="14pt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4pt" fo:language="ru" fo:country="RU" fo:font-weight="bold" officeooo:rsid="00030eec" officeooo:paragraph-rsid="00030eec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4pt" fo:language="en" fo:country="US" fo:font-style="italic" style:text-underline-style="none" fo:font-weight="normal" officeooo:rsid="00030eec" officeooo:paragraph-rsid="00030eec" style:font-name-asian="Times New Roman1" style:font-size-asian="14pt" style:language-asian="ru" style:country-asian="RU" style:font-style-asian="italic" style:font-weight-asian="normal" style:font-name-complex="Times New Roman1" style:font-size-complex="14pt" style:font-style-complex="italic" style:font-weight-complex="normal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4pt" fo:language="en" fo:country="US" fo:font-style="italic" style:text-underline-style="none" fo:font-weight="normal" officeooo:rsid="00030eec" officeooo:paragraph-rsid="00030eec" style:font-name-asian="Times New Roman1" style:font-size-asian="12.25pt" style:language-asian="ru" style:country-asian="RU" style:font-style-asian="italic" style:font-weight-asian="normal" style:font-name-complex="Times New Roman1" style:font-size-complex="14pt" style:font-style-complex="italic" style:font-weight-complex="normal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4pt" fo:language="en" fo:country="US" fo:font-style="italic" style:text-underline-style="solid" style:text-underline-width="auto" style:text-underline-color="font-color" fo:font-weight="normal" officeooo:rsid="00030eec" officeooo:paragraph-rsid="00030eec" style:font-name-asian="Times New Roman1" style:font-size-asian="14pt" style:language-asian="ru" style:country-asian="RU" style:font-style-asian="italic" style:font-weight-asian="normal" style:font-name-complex="Times New Roman1" style:font-size-complex="14pt" style:font-style-complex="italic" style:font-weight-complex="normal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color="#000000" style:font-name="Courier New" fo:font-size="12pt" fo:language="en" fo:country="US" fo:font-style="normal" style:text-underline-style="none" fo:font-weight="normal" officeooo:rsid="00030eec" officeooo:paragraph-rsid="00030eec" style:font-name-asian="Times New Roman1" style:font-size-asian="12pt" style:language-asian="ru" style:country-asian="RU" style:font-style-asian="normal" style:font-weight-asian="normal" style:font-name-complex="Times New Roman1" style:font-size-complex="12pt" style:font-style-complex="normal" style:font-weight-complex="normal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officeooo:paragraph-rsid="0002a456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officeooo:paragraph-rsid="000392ed"/>
    </style:style>
    <style:style style:name="P1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0392ed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font-weight="bold" officeooo:rsid="00030eec" officeooo:paragraph-rsid="00030eec" style:font-weight-asian="bold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Courier New" fo:font-size="12pt" fo:language="en" fo:country="US" fo:font-style="normal" style:text-underline-style="none" fo:font-weight="normal" officeooo:rsid="00030eec" officeooo:paragraph-rsid="00030eec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en" fo:country="US" fo:font-style="normal" style:text-underline-style="solid" style:text-underline-width="auto" style:text-underline-color="font-color" fo:font-weight="normal" officeooo:rsid="000392ed" officeooo:paragraph-rsid="000392ed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en" fo:country="US" fo:font-style="normal" style:text-underline-style="none" fo:font-weight="normal" officeooo:rsid="00030eec" officeooo:paragraph-rsid="00030eec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en" fo:country="US" fo:font-style="normal" style:text-underline-style="none" fo:font-weight="normal" officeooo:rsid="000392ed" officeooo:paragraph-rsid="000392ed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en" fo:country="US" fo:font-style="normal" style:text-underline-style="none" fo:font-weight="bold" officeooo:rsid="00030eec" officeooo:paragraph-rsid="00030eec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font-weight="normal" officeooo:paragraph-rsid="00061021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fo:font-style="normal" style:text-underline-style="none" fo:font-weight="bold" officeooo:rsid="000392ed" officeooo:paragraph-rsid="000392ed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fo:font-style="normal" style:text-underline-style="none" fo:font-weight="normal" officeooo:rsid="00061021" officeooo:paragraph-rsid="000392ed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21" style:family="paragraph" style:parent-style-name="Standard">
      <style:paragraph-properties fo:margin-top="0cm" fo:margin-bottom="0cm" loext:contextual-spacing="false" fo:line-height="100%" fo:break-before="page"/>
      <style:text-properties style:font-name="Times New Roman" fo:font-size="14pt" fo:language="en" fo:country="US" fo:font-style="normal" style:text-underline-style="none" fo:font-weight="normal" officeooo:rsid="000392ed" officeooo:paragraph-rsid="000392ed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margin-top="0cm" fo:margin-bottom="0cm" loext:contextual-spacing="false" fo:line-height="100%" fo:break-before="page"/>
      <style:text-properties fo:color="#000000" style:font-name="Times New Roman" fo:font-size="14pt" fo:language="en" fo:country="US" officeooo:rsid="00015c16" officeooo:paragraph-rsid="00015c16" style:font-name-asian="Times New Roman1" style:font-size-asian="14pt" style:language-asian="ru" style:country-asian="RU" style:font-name-complex="Times New Roman1" style:font-size-complex="14pt"/>
    </style:style>
    <style:style style:name="P23" style:family="paragraph" style:parent-style-name="Text_20_body">
      <style:text-properties style:font-name="Times New Roman"/>
    </style:style>
    <style:style style:name="P24" style:family="paragraph" style:parent-style-name="Text_20_body">
      <style:paragraph-properties fo:margin-left="0cm" fo:margin-right="0cm" fo:margin-top="0cm" fo:margin-bottom="0.212cm" loext:contextual-spacing="false" fo:line-height="120%" fo:text-align="center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#ffffff"/>
    </style:style>
    <style:style style:name="P25" style:family="paragraph" style:parent-style-name="Text_20_body">
      <style:paragraph-properties fo:margin-left="0cm" fo:margin-right="0cm" fo:margin-top="0cm" fo:margin-bottom="0.212cm" loext:contextual-spacing="false" fo:line-height="120%" fo:text-align="justify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#ffffff" style:font-size-asian="14pt" style:font-size-complex="14pt"/>
    </style:style>
    <style:style style:name="P26" style:family="paragraph" style:parent-style-name="Text_20_body">
      <style:paragraph-properties fo:margin-left="0cm" fo:margin-right="0cm" fo:margin-top="0cm" fo:margin-bottom="0.212cm" loext:contextual-spacing="false" fo:line-height="120%" fo:text-align="center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style:text-blinking="false" fo:background-color="#ffffff"/>
    </style:style>
    <style:style style:name="P27" style:family="paragraph" style:parent-style-name="Text_20_body">
      <style:paragraph-properties fo:margin-left="0cm" fo:margin-right="0cm" fo:margin-top="0cm" fo:margin-bottom="0.212cm" loext:contextual-spacing="false" fo:line-height="120%" fo:text-align="justify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officeooo:rsid="00015c16" officeooo:paragraph-rsid="00015c16" style:text-blinking="false" fo:background-color="#ffffff" style:font-size-asian="14pt" style:font-size-complex="14pt"/>
    </style:style>
    <style:style style:name="P28" style:family="paragraph" style:parent-style-name="Text_20_body">
      <style:paragraph-properties fo:margin-left="0cm" fo:margin-right="0cm" fo:margin-top="0cm" fo:margin-bottom="0.212cm" loext:contextual-spacing="false" fo:line-height="120%" fo:text-align="center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Times New Roman" style:text-underline-style="none" style:text-blinking="false" fo:background-color="#ffffff"/>
    </style:style>
    <style:style style:name="P29" style:family="paragraph" style:parent-style-name="Text_20_body">
      <style:paragraph-properties fo:margin-left="0cm" fo:margin-right="0cm" fo:margin-top="0cm" fo:margin-bottom="0.212cm" loext:contextual-spacing="false" fo:line-height="120%" fo:text-align="end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Times New Roman" style:text-underline-style="none" style:text-blinking="false" fo:background-color="#ffffff"/>
    </style:style>
    <style:style style:name="P30" style:family="paragraph" style:parent-style-name="Text_20_body">
      <style:paragraph-properties fo:margin-left="0cm" fo:margin-right="0cm" fo:margin-top="0cm" fo:margin-bottom="0.212cm" loext:contextual-spacing="false" fo:line-height="120%" fo:text-align="center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Times New Roman" style:text-underline-style="none" style:text-blinking="false" fo:background-color="transparent"/>
    </style:style>
    <style:style style:name="P31" style:family="paragraph" style:parent-style-name="Text_20_body">
      <style:paragraph-properties fo:margin-left="0cm" fo:margin-right="0cm" fo:margin-top="0cm" fo:margin-bottom="0.212cm" loext:contextual-spacing="false" fo:line-height="120%" fo:text-align="center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20pt" fo:font-style="normal" style:text-underline-style="none" fo:font-weight="bold" style:text-blinking="false" fo:background-color="#ffffff"/>
    </style:style>
    <style:style style:name="P32" style:family="paragraph" style:parent-style-name="Text_20_body">
      <style:paragraph-properties fo:margin-left="0cm" fo:margin-right="0cm" fo:margin-top="0cm" fo:margin-bottom="0.212cm" loext:contextual-spacing="false" fo:line-height="120%" fo:text-align="center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20pt" fo:font-style="normal" style:text-underline-style="none" fo:font-weight="normal" style:text-blinking="false" fo:background-color="#ffffff"/>
    </style:style>
    <style:style style:name="P33" style:family="paragraph" style:parent-style-name="Text_20_body">
      <style:paragraph-properties fo:margin-left="8.749cm" fo:margin-right="0cm" fo:margin-top="0cm" fo:margin-bottom="0.212cm" loext:contextual-spacing="false" fo:line-height="120%" fo:text-indent="0.141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#ffffff"/>
    </style:style>
    <style:style style:name="P34" style:family="paragraph" style:parent-style-name="Text_20_body">
      <style:paragraph-properties fo:margin-left="8.749cm" fo:margin-right="0cm" fo:margin-top="0cm" fo:margin-bottom="0.212cm" loext:contextual-spacing="false" fo:line-height="120%" fo:text-indent="0.141cm" style:auto-text-indent="false" style:writing-mode="lr-tb"/>
      <style:text-properties style:font-name="Times New Roman"/>
    </style:style>
    <style:style style:name="P35" style:family="paragraph" style:parent-style-name="Standard">
      <style:text-properties fo:color="#000000" style:font-name="Times New Roman" fo:language="ru" fo:country="RU" officeooo:paragraph-rsid="00015c16" style:font-name-asian="Times New Roman1" style:language-asian="ru" style:country-asian="RU" style:font-name-complex="Times New Roman1"/>
    </style:style>
    <style:style style:name="P36" style:family="paragraph">
      <style:paragraph-properties fo:margin-left="0cm" fo:margin-right="0cm" fo:margin-top="0cm" fo:margin-bottom="0cm" fo:line-height="100%" fo:text-align="center" fo:text-indent="0cm"/>
    </style:style>
    <style:style style:name="P37" style:family="paragraph">
      <loext:graphic-properties draw:fill="solid" draw:fill-color="#cfe7f5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solid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style:paragraph-properties fo:margin-left="0cm" fo:margin-right="0cm" fo:margin-top="0cm" fo:margin-bottom="0cm" fo:line-height="100%" fo:text-indent="0cm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15c16"/>
    </style:style>
    <style:style style:name="T2" style:family="text">
      <style:text-properties fo:language="ru" fo:country="RU" officeooo:rsid="00015c16"/>
    </style:style>
    <style:style style:name="T3" style:family="text">
      <style:text-properties fo:language="ru" fo:country="RU" fo:font-weight="bold" officeooo:rsid="00015c16" style:font-weight-asian="bold" style:font-weight-complex="bold"/>
    </style:style>
    <style:style style:name="T4" style:family="text">
      <style:text-properties fo:language="ru" fo:country="RU" fo:font-style="normal" style:text-underline-style="none" style:font-style-asian="normal" style:font-style-complex="normal"/>
    </style:style>
    <style:style style:name="T5" style:family="text">
      <style:text-properties fo:language="ru" fo:country="RU" fo:font-style="normal" style:text-underline-style="none" officeooo:rsid="00061021" style:font-style-asian="normal" style:font-style-complex="normal"/>
    </style:style>
    <style:style style:name="T6" style:family="text">
      <style:text-properties fo:language="ru" fo:country="RU" officeooo:rsid="00076fbe"/>
    </style:style>
    <style:style style:name="T7" style:family="text">
      <style:text-properties fo:language="ru" fo:country="RU" officeooo:rsid="0010cfb6"/>
    </style:style>
    <style:style style:name="T8" style:family="text">
      <style:text-properties fo:language="ru" fo:country="RU" officeooo:rsid="0011eae2"/>
    </style:style>
    <style:style style:name="T9" style:family="text">
      <style:text-properties fo:font-variant="normal" fo:text-transform="none" fo:color="#000000" style:text-line-through-style="none" style:text-line-through-type="none" fo:font-size="14pt" fo:font-style="normal" style:text-underline-style="none" fo:font-weight="normal" style:text-blinking="false" fo:background-color="#ffffff" loext:char-shading-value="0"/>
    </style:style>
    <style:style style:name="T10" style:family="text">
      <style:text-properties fo:font-variant="normal" fo:text-transform="none" fo:color="#000000" style:text-line-through-style="none" style:text-line-through-type="none" fo:font-size="14pt" fo:language="ru" fo:country="RU" fo:font-style="normal" style:text-underline-style="none" fo:font-weight="normal" officeooo:rsid="00015c16" style:text-blinking="false" fo:background-color="#ffffff" loext:char-shading-value="0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language="en" fo:country="US"/>
    </style:style>
    <style:style style:name="T13" style:family="text">
      <style:text-properties fo:language="en" fo:country="US" fo:font-weight="bold" style:font-weight-asian="bold" style:font-weight-complex="bold"/>
    </style:style>
    <style:style style:name="T14" style:family="text">
      <style:text-properties fo:color="#000000" style:font-name="Times New Roman" fo:font-size="14pt" fo:language="en" fo:country="US" officeooo:rsid="00015c16" style:font-name-asian="Times New Roman1" style:font-size-asian="14pt" style:language-asian="ru" style:country-asian="RU" style:font-name-complex="Times New Roman1" style:font-size-complex="14pt"/>
    </style:style>
    <style:style style:name="T15" style:family="text">
      <style:text-properties fo:color="#000000" style:font-name="Times New Roman" fo:font-size="14pt" fo:language="en" fo:country="US" officeooo:rsid="0002125d" style:font-name-asian="Times New Roman1" style:font-size-asian="14pt" style:language-asian="ru" style:country-asian="RU" style:font-name-complex="Times New Roman1" style:font-size-complex="14pt"/>
    </style:style>
    <style:style style:name="T16" style:family="text">
      <style:text-properties fo:color="#000000" style:font-name="Times New Roman" fo:font-size="14pt" fo:language="en" fo:country="US" officeooo:rsid="0002a456" style:font-name-asian="Times New Roman1" style:font-size-asian="14pt" style:language-asian="ru" style:country-asian="RU" style:font-name-complex="Times New Roman1" style:font-size-complex="14pt"/>
    </style:style>
    <style:style style:name="T17" style:family="text">
      <style:text-properties fo:color="#000000" style:font-name="Times New Roman" fo:font-size="14pt" fo:language="ru" fo:country="RU" style:font-name-asian="Times New Roman1" style:font-size-asian="14pt" style:language-asian="ru" style:country-asian="RU" style:font-name-complex="Times New Roman1" style:font-size-complex="14pt"/>
    </style:style>
    <style:style style:name="T18" style:family="text">
      <style:text-properties fo:color="#000000" style:font-name="Times New Roman" fo:font-size="14pt" fo:language="ru" fo:country="RU" officeooo:rsid="00015c16" style:font-name-asian="Times New Roman1" style:font-size-asian="14pt" style:language-asian="ru" style:country-asian="RU" style:font-name-complex="Times New Roman1" style:font-size-complex="14pt"/>
    </style:style>
    <style:style style:name="T19" style:family="text">
      <style:text-properties fo:color="#000000" style:font-name="Times New Roman" fo:font-size="14pt" fo:language="ru" fo:country="RU" officeooo:rsid="0002125d" style:font-name-asian="Times New Roman1" style:font-size-asian="14pt" style:language-asian="ru" style:country-asian="RU" style:font-name-complex="Times New Roman1" style:font-size-complex="14pt"/>
    </style:style>
    <style:style style:name="T20" style:family="text">
      <style:text-properties fo:color="#000000" style:font-name="Times New Roman" fo:font-size="14pt" fo:language="ru" fo:country="RU" officeooo:rsid="0002a456" style:font-name-asian="Times New Roman1" style:font-size-asian="14pt" style:language-asian="ru" style:country-asian="RU" style:font-name-complex="Times New Roman1" style:font-size-complex="14pt"/>
    </style:style>
    <style:style style:name="T21" style:family="text">
      <style:text-properties style:font-name="Times New Roman" fo:font-size="14pt" fo:language="ru" fo:country="RU" fo:font-style="normal" style:text-underline-style="none" fo:font-weight="normal" officeooo:rsid="000392ed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style:font-name="Times New Roman" fo:font-size="14pt" fo:language="ru" fo:country="RU" fo:font-style="normal" style:text-underline-style="none" fo:font-weight="normal" officeooo:rsid="00058866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style:font-name="Times New Roman" fo:font-size="14pt" fo:language="ru" fo:country="RU" fo:font-style="normal" style:text-underline-style="none" fo:font-weight="normal" officeooo:rsid="00061021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style:font-name="Times New Roman" fo:font-size="14pt" fo:language="ru" fo:country="RU" fo:font-style="normal" style:text-underline-style="none" fo:font-weight="bold" officeooo:rsid="00061021" style:font-size-asian="14pt" style:font-style-asian="normal" style:font-weight-asian="bold" style:font-size-complex="14pt" style:font-style-complex="normal" style:font-weight-complex="bold"/>
    </style:style>
    <style:style style:name="T25" style:family="text">
      <style:text-properties style:font-name="Times New Roman" fo:font-size="14pt" fo:language="ru" fo:country="RU" officeooo:rsid="00058866" style:font-size-asian="14pt" style:font-size-complex="14pt"/>
    </style:style>
    <style:style style:name="T26" style:family="text">
      <style:text-properties style:font-name="Times New Roman" fo:font-size="14pt" fo:language="ru" fo:country="RU" officeooo:rsid="00061021" style:font-size-asian="14pt" style:font-size-complex="14pt"/>
    </style:style>
    <style:style style:name="T27" style:family="text">
      <style:text-properties style:font-name="Times New Roman" fo:font-size="14pt" fo:language="ru" fo:country="RU" officeooo:rsid="00076fbe" style:font-size-asian="14pt" style:font-size-complex="14pt"/>
    </style:style>
    <style:style style:name="T28" style:family="text">
      <style:text-properties style:font-name="Times New Roman" fo:font-size="14pt" fo:language="ru" fo:country="RU" officeooo:rsid="00084bf2" style:font-size-asian="14pt" style:font-size-complex="14pt"/>
    </style:style>
    <style:style style:name="T29" style:family="text">
      <style:text-properties style:font-name="Times New Roman" fo:font-size="14pt" fo:language="ru" fo:country="RU" officeooo:rsid="0009c686" style:font-size-asian="14pt" style:font-size-complex="14pt"/>
    </style:style>
    <style:style style:name="T30" style:family="text">
      <style:text-properties style:font-name="Times New Roman" fo:font-size="14pt" fo:language="ru" fo:country="RU" officeooo:rsid="000a6133" style:font-size-asian="14pt" style:font-size-complex="14pt"/>
    </style:style>
    <style:style style:name="T31" style:family="text">
      <style:text-properties style:font-name="Times New Roman" fo:font-size="14pt" fo:language="ru" fo:country="RU" officeooo:rsid="001232ac" style:font-size-asian="14pt" style:font-size-complex="14pt"/>
    </style:style>
    <style:style style:name="T32" style:family="text">
      <style:text-properties style:font-name="Times New Roman" fo:font-size="14pt" fo:language="en" fo:country="US" officeooo:rsid="001232ac" style:font-size-asian="14pt" style:font-size-complex="14pt"/>
    </style:style>
    <style:style style:name="T33" style:family="text">
      <style:text-properties fo:font-style="italic" officeooo:rsid="000ce622" style:font-style-asian="italic" style:font-style-complex="italic"/>
    </style:style>
    <style:style style:name="T34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draw:auto-grow-height="false" fo:min-height="1.226cm" fo:min-width="1.18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draw:auto-grow-height="false" fo:min-height="1.226cm" fo:min-width="1.19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draw:auto-grow-height="false" fo:min-height="0.931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32cm" fo:min-width="1.59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draw:auto-grow-height="false" fo:min-height="0.73cm" fo:min-width="0.63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32cm" fo:min-width="1.34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draw:auto-grow-height="false" fo:min-height="1.453cm" fo:min-width="1.60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draw:auto-grow-height="false" fo:min-height="1.122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1.462cm" fo:min-width="0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2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draw:auto-grow-height="false" fo:min-height="1.93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32cm" fo:min-width="1.02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bookmark text:name="docs-internal-guid-de5912e3-7fff-362e-f23b-03e57f80ecfa"/>Московский авиационный институт</text:p>
      <text:p text:style-name="P26">(Национальный исследовательский университет)</text:p>
      <text:p text:style-name="P23"/>
      <text:p text:style-name="P20">Институт: «Информационные технологии и прикладная математика»</text:p>
      <text:p text:style-name="P20">Кафедра: 806 «Вычислительная математика и программирование»</text:p>
      <text:p text:style-name="P20">Дисциплина: «О<text:span text:style-name="T2">перационные системы</text:span>» </text:p>
      <text:p text:style-name="P28"> </text:p>
      <text:p text:style-name="P28"> </text:p>
      <text:p text:style-name="P28"> </text:p>
      <text:p text:style-name="P28"> </text:p>
      <text:p text:style-name="P31">Лабораторная работа № <text:span text:style-name="T6">2</text:span></text:p>
      <text:p text:style-name="P32">Тема: <text:span text:style-name="T2">Управление процессами в ОС</text:span></text:p>
      <text:p text:style-name="P23"/>
      <text:p text:style-name="P30"/>
      <text:p text:style-name="P30"/>
      <text:p text:style-name="P28"> </text:p>
      <text:p text:style-name="P33">Студент: Воронов К. <text:span text:style-name="T2">М.</text:span></text:p>
      <text:p text:style-name="P33">Группа: <text:span text:style-name="T2">М</text:span>8<text:span text:style-name="T8">О</text:span>-207<text:span text:style-name="T7">Б</text:span>-<text:span text:style-name="T1">19</text:span></text:p>
      <text:p text:style-name="P34"><text:span text:style-name="T9">Преподаватель: </text:span><text:span text:style-name="T10">Миронов Е.С.</text:span></text:p>
      <text:p text:style-name="P33">Дата:</text:p>
      <text:p text:style-name="P33">Оценка:</text:p>
      <text:p text:style-name="P23"><text:line-break/></text:p>
      <text:p text:style-name="P29"> </text:p>
      <text:p text:style-name="P23"><text:line-break/></text:p>
      <text:p text:style-name="P24">Москва, 2020</text:p>
      <text:p text:style-name="P24"/>
      <text:p text:style-name="P25"><text:soft-page-break/><text:span text:style-name="T11">Постановка задачи</text:span><text:span text:style-name="T3">:</text:span> Составить и отладить программу на языке Си, осуществляющую работу с процессами и взаимодействие между ними в одной из двух операционных систем. В результате работы программа (основной процесс) должен создать для решение задачи один или несколько дочерних процессов. Взаимодействие между процессами осуществляется через системные сигналы/события и/или каналы (pipe). Необходимо обрабатывать системные ошибки, которые могутвозникнуть в результате работы. </text:p>
      <text:p text:style-name="P27">Вариант 2</text:p>
      <text:p text:style-name="P35"><draw:g text:anchor-type="paragraph" draw:z-index="0" draw:style-name="gr1"><draw:ellipse draw:style-name="gr2" draw:text-style-name="P37" xml:id="id1" draw:id="id1" svg:width="4cm" svg:height="2.49cm" svg:x="11.936cm" svg:y="3.988cm"><text:p text:style-name="P36"><text:span text:style-name="T34">parent</text:span></text:p></draw:ellipse><draw:ellipse draw:style-name="gr2" draw:text-style-name="P37" xml:id="id4" draw:id="id4" svg:width="6.4cm" svg:height="2.488cm" svg:x="0.236cm" svg:y="4.173cm"><text:p text:style-name="P36"><text:span text:style-name="T34">child(args: fileName)</text:span></text:p></draw:ellipse><draw:custom-shape draw:style-name="gr3" draw:text-style-name="P37" xml:id="id2" draw:id="id2" svg:width="3.2cm" svg:height="1.475cm" svg:x="7.535cm" svg:y="0.854cm"><text:p text:style-name="P38"><text:span text:style-name="T34">pipe1</text:span></text:p>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</draw:custom-shape><draw:custom-shape draw:style-name="gr4" draw:text-style-name="P37" xml:id="id5" draw:id="id5" svg:width="3.202cm" svg:height="1.475cm" svg:x="8.734cm" svg:y="7.031cm"><text:p text:style-name="P38"><text:span text:style-name="T34">pipe2</text:span></text:p>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</draw:custom-shape><draw:custom-shape draw:style-name="gr5" draw:text-style-name="P39" svg:width="0.8cm" svg:height="1.475cm" svg:x="13.536cm" svg:y="2.514cm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frame draw:style-name="gr6" draw:text-style-name="P41" svg:width="2.095cm" svg:height="0.983cm" svg:x="14.545cm" svg:y="2.789cm"><draw:text-box><text:p text:style-name="P40"><text:span text:style-name="T34">In/out</text:span></text:p></draw:text-box></draw:frame><draw:custom-shape draw:style-name="gr7" draw:text-style-name="P39" svg:width="1.601cm" svg:height="1.384cm" svg:x="13.135cm" svg:y="1.131cm"><text:p/>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<draw:equation draw:name="f0" draw:formula="$0 -15510"/><draw:equation draw:name="f1" draw:formula="17520-?f0 "/><draw:equation draw:name="f2" draw:formula="15510+?f0 "/><draw:handle draw:handle-position="10800 $0" draw:handle-range-y-minimum="15510" draw:handle-range-y-maximum="17520"/></draw:enhanced-geometry></draw:custom-shape><draw:frame draw:style-name="gr8" draw:text-style-name="P41" svg:width="1.846cm" svg:height="0.983cm" svg:x="13.135cm" svg:y="0.15cm"><draw:text-box><text:p text:style-name="P40"><text:span text:style-name="T34">User</text:span></text:p></draw:text-box></draw:frame><draw:custom-shape draw:style-name="gr9" draw:text-style-name="P37" svg:width="2.102cm" svg:height="2.121cm" svg:x="2.635cm" svg:y="9.151cm"><text:p text:style-name="P38"><text:span text:style-name="T34">File</text:span></text:p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draw:custom-shape draw:style-name="gr10" draw:text-style-name="P39" xml:id="id3" draw:id="id3" svg:width="0.9cm" svg:height="1.569cm" svg:x="3.335cm" svg:y="2.60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gr11" draw:text-style-name="P41" svg:width="1.031cm" svg:height="1.714cm" svg:x="2.136cm" svg:y="2.639cm"><draw:text-box><text:p text:style-name="P40"><text:span text:style-name="T34">In</text:span></text:p></draw:text-box></draw:frame><draw:connector draw:style-name="gr12" draw:text-style-name="P42" draw:type="curve" svg:x1="11.936cm" svg:y1="5.232cm" svg:x2="10.735cm" svg:y2="1.591cm" draw:start-shape="id1" draw:start-glue-point="3" draw:end-shape="id2" draw:end-glue-point="8" svg:d="M11936 5232c-899 0-300-3641-1201-3641" svg:viewBox="0 0 1203 3642"><text:p/></draw:connector><draw:connector draw:style-name="gr12" draw:text-style-name="P42" draw:type="curve" svg:x1="7.535cm" svg:y1="1.591cm" svg:x2="3.785cm" svg:y2="2.605cm" draw:start-shape="id2" draw:start-glue-point="5" draw:end-shape="id3" draw:end-glue-point="0" svg:d="M7535 1591c-2501 0-3750 337-3750 1014" svg:viewBox="0 0 3752 1016"><text:p/></draw:connector><draw:connector draw:style-name="gr12" draw:text-style-name="P42" draw:type="curve" svg:x1="6.635cm" svg:y1="5.417cm" svg:x2="8.734cm" svg:y2="7.768cm" draw:start-shape="id4" draw:start-glue-point="1" draw:end-shape="id5" draw:end-glue-point="5" svg:d="M6635 5417c1573 0 525 2351 2099 2351" svg:viewBox="0 0 2101 2353"><text:p/></draw:connector><draw:connector draw:style-name="gr12" draw:text-style-name="P42" draw:type="curve" svg:x1="11.936cm" svg:y1="7.768cm" svg:x2="13.935cm" svg:y2="6.477cm" draw:start-shape="id5" draw:start-glue-point="8" draw:end-shape="id1" draw:end-glue-point="2" svg:d="M11936 7768c1334 0 1999-430 1999-1291" svg:viewBox="0 0 2000 1293"><text:p/></draw:connector><draw:custom-shape draw:style-name="gr13" draw:text-style-name="P39" svg:width="0.9cm" svg:height="2.491cm" svg:x="3.335cm" svg:y="6.66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gr14" draw:text-style-name="P41" svg:width="1.528cm" svg:height="0.983cm" svg:x="1.709cm" svg:y="7.064cm"><draw:text-box><text:p text:style-name="P40"><text:span text:style-name="T34">Out</text:span></text:p></draw:text-box></draw:frame></draw:g></text:p>
      <text:p text:style-name="P1"><text:tab/>Родительский процесс передает команды пользователя через <text:span text:style-name="T12">pipe1, </text:span>который связан с стандартным входным потоком дочернего процесса. Дочерний процесс при необходимости передает данные в родительский процесс через <text:span text:style-name="T12">pipe2. </text:span>Результаты своей работы дочерний процесс пишет в созданный им файл. Допускается просто открыть файл и писать туда, не перенаправляя стандартный поток вывода.</text:p>
      <text:p text:style-name="P1"><text:tab/><text:span text:style-name="T33">Вариант 3. </text:span>Пользователь вводит команды вида: «число число<text:span text:style-name="T12"> </text:span>число<text:span text:style-name="T12">&lt;endline&gt;</text:span>». Далее эти числа передаются от родительского процесса в дочерний. Дочерний процесс считает их сумму и выводит её в файл. Числа имеют тип f<text:span text:style-name="T12">loat.</text:span></text:p>
      <text:p text:style-name="P22"/>
      <text:p text:style-name="P1"><text:span text:style-name="T12"><text:tab/></text:span><text:span text:style-name="T13">Алгоритм решения задачи. </text:span></text:p>
      <text:p text:style-name="P8"><text:span text:style-name="T14"><text:tab/></text:span><text:span text:style-name="T18">Для начала </text:span><text:span text:style-name="T19">я</text:span><text:span text:style-name="T18"> </text:span><text:span text:style-name="T20">создаю файл (путь и название считываю), дочерний процесс и трубу, потом в родительском процессе (проверяю с помощью возвращённого значения </text:span><text:span text:style-name="T16">fork()</text:span><text:span text:style-name="T20">) </text:span><text:span text:style-name="T19">посимвольно</text:span><text:span text:style-name="T18"> чита</text:span><text:span text:style-name="T19">ю</text:span><text:span text:style-name="T18"> </text:span><text:span text:style-name="T19">данные, перевожу их в числа типа </text:span><text:span text:style-name="T15">float </text:span><text:span text:style-name="T19">и записываю в созданную трубу </text:span><text:span text:style-name="T15">(pipe). </text:span><text:span text:style-name="T19">Как только я дохожу до перехода на новую строку — записываю в трубу одно из особых состояний числа с плавающей запятой — </text:span><text:span text:style-name="T15">NaN, </text:span><text:span text:style-name="T19">что поможет в дочернем процессе разграничивать сложение чисел. </text:span><text:span text:style-name="T20">Далее необходимо переопределить потоки ввода и вывода для дочернего процесса с помощью </text:span><text:span text:style-name="T16">dup2 </text:span><text:span text:style-name="T20">и использовать </text:span><text:span text:style-name="T16">execv </text:span><text:span text:style-name="T20">для <text:s/>его запуска, (так как он находится в отдельном файле). Там мы просто читаем из потока ввода, складываем до</text:span><text:span text:style-name="T16"> NaN </text:span><text:span text:style-name="T20">и выводим.</text:span></text:p>
      <text:p text:style-name="P2"/>
      <text:p text:style-name="P11"><text:span text:style-name="T20"><text:tab/>Л</text:span><text:span text:style-name="T17">истинг программы</text:span></text:p>
      <text:p text:style-name="P3"/>
      <text:p text:style-name="P4">OC2.c</text:p>
      <text:p text:style-name="P6"/>
      <text:p text:style-name="P7">#include &lt;stdio.h&gt;</text:p>
      <text:p text:style-name="P7">#include &lt;stdlib.h&gt;</text:p>
      <text:p text:style-name="P7">#include &lt;unistd.h&gt;</text:p>
      <text:p text:style-name="P7">#include &lt;math.h&gt;</text:p>
      <text:p text:style-name="P7"/>
      <text:p text:style-name="P7"><text:s/>int main(){</text:p>
      <text:p text:style-name="P7"><text:s/><text:tab/>char fl[100];</text:p>
      <text:p text:style-name="P7"><text:s/><text:tab/>scanf("%s",fl);</text:p>
      <text:p text:style-name="P7"><text:s/><text:tab/>FILE *f=fopen(fl,"w");</text:p>
      <text:p text:style-name="P7"><text:tab/>if (f == NULL) {</text:p>
      <text:p text:style-name="P7"><text:s/><text:tab/><text:tab/>printf("Ошибка в открытии файла\n");</text:p>
      <text:p text:style-name="P7"><text:s/><text:tab/><text:tab/>return -6;</text:p>
      <text:p text:style-name="P7"><text:s/><text:tab/>}</text:p>
      <text:p text:style-name="P7"><text:s/><text:tab/>int pipe1[2];</text:p>
      <text:p text:style-name="P7"/>
      <text:p text:style-name="P7"><text:s/><text:tab/>if(pipe(pipe1)&lt;0){</text:p>
      <text:p text:style-name="P7"><text:s/><text:tab/><text:tab/>printf("Ошибка создания трубы\n");</text:p>
      <text:p text:style-name="P7"><text:s/><text:tab/><text:tab/>return <text:s/>-1;</text:p>
      <text:p text:style-name="P7"><text:s/><text:tab/>}</text:p>
      <text:p text:style-name="P7"/>
      <text:p text:style-name="P7"><text:s/><text:tab/>float a=0,b=0,d;</text:p>
      <text:p text:style-name="P7"><text:s/><text:tab/>char** j=NULL;</text:p>
      <text:p text:style-name="P7"><text:s/><text:tab/>char c;</text:p>
      <text:p text:style-name="P7"><text:s/><text:tab/>int minus=0;</text:p>
      <text:p text:style-name="P7"><text:s/><text:tab/>int tochka=0;</text:p>
      <text:p text:style-name="P7"><text:s/><text:tab/>int one=0;</text:p>
      <text:p text:style-name="P7"/>
      <text:p text:style-name="P7"><text:s/><text:tab/>int id=fork();</text:p>
      <text:p text:style-name="P7"/>
      <text:p text:style-name="P7"><text:soft-page-break/><text:s text:c="4"/>if(id==-1){</text:p>
      <text:p text:style-name="P7"><text:s text:c="4"/><text:tab/>printf("Ошибка создания процессa\n");</text:p>
      <text:p text:style-name="P7"><text:s text:c="4"/><text:tab/>return -2;</text:p>
      <text:p text:style-name="P7"><text:s text:c="4"/>}</text:p>
      <text:p text:style-name="P7"/>
      <text:p text:style-name="P7"><text:tab/>if(id!=0){</text:p>
      <text:p text:style-name="P7"/>
      <text:p text:style-name="P7"><text:tab/><text:tab/>while(scanf("%c",&amp;c)&gt;0){</text:p>
      <text:p text:style-name="P7"/>
      <text:p text:style-name="P7"><text:s/><text:tab/><text:tab/>if(c=='-'){</text:p>
      <text:p text:style-name="P7"><text:s/><text:tab/><text:tab/><text:tab/>minus=1;</text:p>
      <text:p text:style-name="P7"><text:s/><text:tab/><text:tab/><text:tab/>continue;</text:p>
      <text:p text:style-name="P7"><text:s/><text:tab/><text:tab/>}</text:p>
      <text:p text:style-name="P7"/>
      <text:p text:style-name="P7"><text:s/><text:tab/><text:tab/>if(c=='\n'){</text:p>
      <text:p text:style-name="P7"/>
      <text:p text:style-name="P7"><text:s/><text:tab/><text:tab/><text:tab/>if(one==0){</text:p>
      <text:p text:style-name="P7"><text:s/><text:tab/><text:tab/><text:tab/><text:tab/>one=1;</text:p>
      <text:p text:style-name="P7"><text:s/><text:tab/><text:tab/><text:tab/><text:tab/>continue;</text:p>
      <text:p text:style-name="P7"><text:s/><text:tab/><text:tab/><text:tab/>}</text:p>
      <text:p text:style-name="P7"/>
      <text:p text:style-name="P7"><text:s/><text:tab/><text:tab/><text:tab/>while(b&gt;1){</text:p>
      <text:p text:style-name="P7"><text:tab/><text:tab/><text:tab/><text:tab/>b/=10;</text:p>
      <text:p text:style-name="P7"><text:tab/><text:tab/><text:tab/>}</text:p>
      <text:p text:style-name="P7"/>
      <text:p text:style-name="P7"><text:tab/><text:tab/><text:tab/>d=a+b;</text:p>
      <text:p text:style-name="P7"><text:tab/><text:tab/><text:tab/>if(minus==1){</text:p>
      <text:p text:style-name="P7"><text:tab/><text:tab/><text:tab/><text:tab/>d*=-1;</text:p>
      <text:p text:style-name="P7"><text:tab/><text:tab/><text:tab/><text:tab/>minus=0;</text:p>
      <text:p text:style-name="P7"><text:tab/><text:tab/><text:tab/>}</text:p>
      <text:p text:style-name="P7"><text:tab/><text:tab/><text:tab/>tochka=0;</text:p>
      <text:p text:style-name="P7"><text:tab/><text:tab/><text:tab/>b=0;</text:p>
      <text:p text:style-name="P7"><text:tab/><text:tab/><text:tab/>a=0;</text:p>
      <text:p text:style-name="P7"><text:tab/><text:tab/><text:tab/>write(pipe1[1],&amp;d,sizeof(float));</text:p>
      <text:p text:style-name="P7"/>
      <text:p text:style-name="P7"><text:tab/> <text:tab/><text:tab/>float nan=NAN;</text:p>
      <text:p text:style-name="P7"><text:tab/><text:tab/> <text:s text:c="3"/>write(pipe1[1],&amp;nan,sizeof(float));</text:p>
      <text:p text:style-name="P7"><text:tab/><text:tab/> <text:s text:c="3"/>continue;</text:p>
      <text:p text:style-name="P7"><text:tab/><text:tab/>}</text:p>
      <text:p text:style-name="P7"/>
      <text:p text:style-name="P7"><text:tab/><text:tab/>if(c==' '){</text:p>
      <text:p text:style-name="P7"/>
      <text:p text:style-name="P7"><text:tab/><text:tab/><text:tab/>while(b&gt;1){</text:p>
      <text:p text:style-name="P7"><text:tab/><text:tab/><text:tab/><text:tab/>b/=10;</text:p>
      <text:p text:style-name="P7"><text:tab/><text:tab/><text:tab/>}</text:p>
      <text:p text:style-name="P7"/>
      <text:p text:style-name="P7"><text:tab/><text:tab/><text:tab/>d=a+b;</text:p>
      <text:p text:style-name="P7"><text:tab/><text:tab/><text:tab/>if(minus==1){</text:p>
      <text:p text:style-name="P7"><text:tab/><text:tab/><text:tab/><text:tab/>d*=-1;</text:p>
      <text:p text:style-name="P7"><text:soft-page-break/><text:tab/><text:tab/><text:tab/><text:tab/>minus=0;</text:p>
      <text:p text:style-name="P7"><text:tab/><text:tab/><text:tab/>}</text:p>
      <text:p text:style-name="P7"><text:tab/><text:tab/><text:tab/>tochka=0;</text:p>
      <text:p text:style-name="P7"><text:tab/><text:tab/><text:tab/>b=0;</text:p>
      <text:p text:style-name="P7"><text:tab/><text:tab/><text:tab/>a=0;</text:p>
      <text:p text:style-name="P7"><text:tab/><text:tab/><text:tab/>write(pipe1[1],&amp;d,sizeof(float));</text:p>
      <text:p text:style-name="P7"><text:tab/><text:tab/><text:tab/>continue;</text:p>
      <text:p text:style-name="P7"><text:tab/><text:tab/>}</text:p>
      <text:p text:style-name="P7"/>
      <text:p text:style-name="P7"><text:tab/><text:tab/>if(c=='.'){</text:p>
      <text:p text:style-name="P7"><text:tab/><text:tab/><text:tab/>tochka=1;</text:p>
      <text:p text:style-name="P7"><text:tab/><text:tab/><text:tab/>continue;</text:p>
      <text:p text:style-name="P7"><text:tab/><text:tab/>}</text:p>
      <text:p text:style-name="P7"/>
      <text:p text:style-name="P7"><text:tab/><text:tab/>if(tochka==0){</text:p>
      <text:p text:style-name="P7"><text:tab/><text:tab/><text:tab/>a=c+a*10-'0';</text:p>
      <text:p text:style-name="P7"><text:tab/><text:tab/>}</text:p>
      <text:p text:style-name="P7"/>
      <text:p text:style-name="P7"><text:tab/><text:tab/>if(tochka==1){</text:p>
      <text:p text:style-name="P7"><text:tab/><text:tab/><text:tab/>b=c+b*10-'0';</text:p>
      <text:p text:style-name="P7"><text:tab/><text:tab/>}</text:p>
      <text:p text:style-name="P7"><text:tab/> }</text:p>
      <text:p text:style-name="P7"/>
      <text:p text:style-name="P7"><text:tab/> close(pipe1[1]);</text:p>
      <text:p text:style-name="P7"><text:tab/> close(pipe1[0]);</text:p>
      <text:p text:style-name="P7"/>
      <text:p text:style-name="P7"><text:tab/>}else{</text:p>
      <text:p text:style-name="P7"/>
      <text:p text:style-name="P7"><text:tab/><text:tab/>close(pipe1[1]);</text:p>
      <text:p text:style-name="P7"><text:tab/> <text:s text:c="3"/>if(dup2(pipe1[0],fileno(stdin)) == -1) {</text:p>
      <text:p text:style-name="P7"><text:tab/> <text:s text:c="3"/><text:tab/>printf("Ошибка перенапраления ввода\n");</text:p>
      <text:p text:style-name="P7"><text:tab/> <text:s text:c="3"/><text:tab/>return -3;</text:p>
      <text:p text:style-name="P7"><text:tab/> <text:s text:c="3"/>}</text:p>
      <text:p text:style-name="P7"><text:tab/> <text:s text:c="3"/>if(dup2(fileno(f),fileno(stdout)) == -1) {</text:p>
      <text:p text:style-name="P7"><text:tab/> <text:s text:c="3"/><text:tab/>printf("Ошибка перенапраления вывода\n");</text:p>
      <text:p text:style-name="P7"><text:tab/> <text:s text:c="3"/><text:tab/>return -4;</text:p>
      <text:p text:style-name="P7"><text:tab/> <text:s text:c="3"/>}</text:p>
      <text:p text:style-name="P7"><text:tab/> <text:s text:c="3"/>if (execv("OC2_child.out",j) == -1) {</text:p>
      <text:p text:style-name="P7"><text:tab/><text:tab/><text:tab/>printf("Ошибка выполнения дочернего процесса\n");</text:p>
      <text:p text:style-name="P7"><text:tab/> <text:s text:c="3"/><text:tab/>return -5;</text:p>
      <text:p text:style-name="P7"><text:tab/> <text:s text:c="3"/>}<text:tab/></text:p>
      <text:p text:style-name="P7"><text:tab/>}</text:p>
      <text:p text:style-name="P7"><text:tab/>fclose(f);</text:p>
      <text:p text:style-name="P7"><text:tab/>fflush(stdout);</text:p>
      <text:p text:style-name="P7"><text:s/>}</text:p>
      <text:p text:style-name="P7"/>
      <text:p text:style-name="P5">OC2_child.c</text:p>
      <text:p text:style-name="P5"/>
      <text:p text:style-name="P12">#include &lt;stdio.h&gt;</text:p>
      <text:p text:style-name="P12"><text:soft-page-break/>#include &lt;stdlib.h&gt;</text:p>
      <text:p text:style-name="P12">#include &lt;unistd.h&gt;</text:p>
      <text:p text:style-name="P12">#include &lt;math.h&gt;</text:p>
      <text:p text:style-name="P12"/>
      <text:p text:style-name="P12"><text:s/>int main(){</text:p>
      <text:p text:style-name="P12"/>
      <text:p text:style-name="P12"><text:s text:c="4"/>float a,d=0;</text:p>
      <text:p text:style-name="P12"><text:tab/>while(read(fileno(stdin),&amp;a,sizeof(float))&gt;0){</text:p>
      <text:p text:style-name="P12"/>
      <text:p text:style-name="P12"><text:tab/><text:tab/>if(isnan(a)){</text:p>
      <text:p text:style-name="P12"><text:tab/><text:tab/><text:tab/></text:p>
      <text:p text:style-name="P12"><text:tab/><text:tab/>printf("%f\n",d);</text:p>
      <text:p text:style-name="P12"><text:tab/><text:tab/>d=0;</text:p>
      <text:p text:style-name="P12"/>
      <text:p text:style-name="P12"><text:tab/><text:tab/>}</text:p>
      <text:p text:style-name="P12"><text:tab/><text:tab/>else{</text:p>
      <text:p text:style-name="P12"><text:tab/><text:tab/>d=d+a;</text:p>
      <text:p text:style-name="P12"><text:tab/>}</text:p>
      <text:p text:style-name="P12"/>
      <text:p text:style-name="P12"><text:tab/>}</text:p>
      <text:p text:style-name="P12"><text:s text:c="4"/>fflush(stdout);</text:p>
      <text:p text:style-name="P12">}</text:p>
      <text:p text:style-name="P12"/>
      <text:p text:style-name="P16"><text:tab/>Тесты и протокол исполнения </text:p>
      <text:p text:style-name="P14"/>
      <text:p text:style-name="P14">kirill@kirill-VirtualBox:~/Рабочий стол/OC/lab2$ ./a.out</text:p>
      <text:p text:style-name="P14">b.txt</text:p>
      <text:p text:style-name="P14">1.22 6.3</text:p>
      <text:p text:style-name="P14">0 0 0</text:p>
      <text:p text:style-name="P14">1.2</text:p>
      <text:p text:style-name="P14">1.45 0 7.66 3.44</text:p>
      <text:p text:style-name="P14"/>
      <text:p text:style-name="P13">b.txt</text:p>
      <text:p text:style-name="P15">7.520000</text:p>
      <text:p text:style-name="P15">0.000000</text:p>
      <text:p text:style-name="P15">1.200000</text:p>
      <text:p text:style-name="P15">12.549999</text:p>
      <text:p text:style-name="P15"/>
      <text:p text:style-name="P15"/>
      <text:p text:style-name="P15"/>
      <text:p text:style-name="P21"/>
      <text:p text:style-name="P18"><text:tab/>Выводы</text:p>
      <text:p text:style-name="P10"><text:span text:style-name="T21"><text:tab/></text:span><text:span text:style-name="T22">Я изучил </text:span><text:span text:style-name="T25">работу процессов </text:span><text:span text:style-name="T32">c </text:span><text:span text:style-name="T31">использованием </text:span><text:span text:style-name="T25">fork и pipe, составил и отладил программу на языке C. </text:span><text:span text:style-name="T26">Во время её написания я столкнулся со сложностями парсинга чисел, а также переопределения ввода и ввода, </text:span><text:span text:style-name="T27">так как не сразу понял принцип </text:span><text:span text:style-name="T28">их </text:span><text:span text:style-name="T27">работы. </text:span><text:span text:style-name="T29">Создание процессов и деление между ними задач может структурировать и ускорить работу </text:span><text:span text:style-name="T27"><text:s/></text:span><text:span text:style-name="T29">программы, </text:span><text:span text:style-name="T30">так как все процессы работают одновременно.</text:span></text:p>
      <text:p text:style-name="P19"/>
      <text:p text:style-name="P9"><text:span text:style-name="T23"><text:tab/></text:span><text:span text:style-name="T24">Список литературы</text:span></text:p>
      <text:p text:style-name="P17"><text:span text:style-name="T5">1. </text:span><text:span text:style-name="T4">Таненбаум Э., Бос Х. Современные операционные системы. — 4-е изд. —СПб.: Издательский дом «Питер», 2018. — С. 111 - 123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1-02-20T17:55:13.969000000</dc:date>
    <meta:editing-duration>PT1H5M20S</meta:editing-duration>
    <meta:editing-cycles>13</meta:editing-cycles>
    <meta:document-statistic meta:table-count="0" meta:image-count="0" meta:object-count="0" meta:page-count="7" meta:paragraph-count="165" meta:word-count="574" meta:character-count="4687" meta:non-whitespace-character-count="3910"/>
  </office:meta>
</office:document-meta>
</file>